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39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fo:font-weight="bold" style:font-name-asian="Segoe UI2" style:font-size-asian="28pt" style:font-weight-asian="bold" style:font-name-complex="Segoe UI2" style:font-size-complex="28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5" style:family="paragraph">
      <style:paragraph-properties fo:margin-left="1.27cm" fo:margin-right="0cm" fo:margin-top="0cm" fo:margin-bottom="0cm" fo:text-align="center" fo:text-indent="-1.27cm" style:text-autospace="none"/>
      <style:text-properties fo:font-size="36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2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P7" style:family="paragraph">
      <style:paragraph-properties fo:text-align="center" style:text-autospace="none"/>
      <style:text-properties fo:font-size="36pt"/>
    </style:style>
    <style:style style:name="P8" style:family="paragraph">
      <loext:graphic-properties draw:fill="none" draw:fill-color="#ffffff"/>
      <style:paragraph-properties fo:text-align="center" style:text-autospace="none"/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9" style:family="paragraph">
      <style:paragraph-properties fo:text-align="center" style:text-autospace="none"/>
      <style:text-properties fo:font-size="26pt"/>
    </style:style>
    <style:style style:name="P10" style:family="paragraph">
      <loext:graphic-properties draw:fill="none" draw:fill-color="#ffffff"/>
      <style:paragraph-properties fo:text-align="center" style:text-autospace="none"/>
      <style:text-properties fo:color="#000000" style:font-name="Segoe UI2" fo:font-size="26pt" fo:text-shadow="1pt 1pt" style:font-size-asian="26pt" style:font-size-complex="26pt"/>
    </style:style>
    <style:style style:name="P11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2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P12" style:family="paragraph">
      <style:paragraph-properties fo:margin-left="1.27cm" fo:margin-right="0cm" fo:margin-top="0cm" fo:margin-bottom="0cm" fo:text-align="center" fo:text-indent="-1.27cm" style:text-autospace="none"/>
      <style:text-properties fo:font-size="26pt"/>
    </style:style>
    <style:style style:name="P13" style:family="paragraph">
      <style:paragraph-properties fo:margin-left="0cm" fo:margin-right="0cm" fo:margin-top="0cm" fo:margin-bottom="0cm" fo:text-indent="0cm" style:text-autospace="none"/>
      <style:text-properties fo:font-size="26pt"/>
    </style:style>
    <style:style style:name="P14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2" fo:font-size="26pt" fo:text-shadow="1pt 1pt" style:font-name-asian="Segoe UI2" style:font-size-asian="8.5pt" style:font-name-complex="Segoe UI2" style:font-size-complex="8.5pt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2" style:font-size-asian="28pt" style:font-style-asian="normal" style:font-weight-asian="normal" style:font-name-complex="Segoe UI2" style:font-size-complex="28pt" style:font-style-complex="normal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2" style:font-size-asian="32pt" style:font-style-asian="normal" style:font-weight-asian="bold" style:font-name-complex="Segoe UI2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2" style:font-size-asian="36pt" style:font-weight-asian="normal" style:font-name-complex="Segoe UI2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" fo:font-size="20pt" fo:font-style="normal" fo:text-shadow="1pt 1pt" style:text-underline-style="none" fo:font-weight="normal" style:letter-kerning="true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063cm" svg:x="1.524cm" svg:y="0.463cm">
          <draw:text-box>
            <text:p text:style-name="P1"><text:span text:style-name="T1">HYMN #850</text:span></text:p>
            <text:p text:style-name="P1"><text:span text:style-name="T2">“</text:span><text:span text:style-name="T2">God of Grace and God of Glory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6" draw:layer="layout" svg:width="24.384cm" svg:height="7.011cm" svg:x="1.824cm" svg:y="0.555cm">
          <draw:text-box>
            <text:p text:style-name="P4"><text:span text:style-name="T3">1. </text:span><text:span text:style-name="T4">God of grace and God of glory,</text:span></text:p>
            <text:p text:style-name="P5"><text:span text:style-name="T4">On Your people pour Your pow’r;</text:span></text:p>
            <text:p text:style-name="P5"><text:span text:style-name="T4">Crown Your ancient Church’s story;</text:span></text:p>
            <text:p text:style-name="P5"><text:span text:style-name="T4">Bring its bud to glorious flow’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4" draw:text-style-name="P6" draw:layer="layout" svg:width="24.892cm" svg:height="5.321cm" svg:x="1.524cm" svg:y="0.555cm">
          <draw:text-box>
            <text:p text:style-name="P4"><text:span text:style-name="T4">Grant us wisdom, grant us courage</text:span></text:p>
            <text:p text:style-name="P5"><text:span text:style-name="T4">For the facing of this hour,</text:span></text:p>
            <text:p text:style-name="P5"><text:span text:style-name="T4">For the facing of this hou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3" draw:text-style-name="P8" draw:layer="layout" svg:width="24.892cm" svg:height="7.011cm" svg:x="1.501cm" svg:y="0.508cm">
          <draw:text-box>
            <text:p text:style-name="P7"><text:span text:style-name="T5">2. </text:span><text:span text:style-name="T6">Lo, the hosts of evil round us</text:span><text:span text:style-name="T6"><text:line-break/></text:span><text:span text:style-name="T6">Scorn the Christ, assail His ways!</text:span><text:span text:style-name="T6"><text:line-break/></text:span><text:span text:style-name="T6">From the fears that long have bound us</text:span><text:span text:style-name="T6"><text:line-break/></text:span><text:span text:style-name="T6">Free our hearts to faith and prai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4" draw:text-style-name="P10" draw:layer="layout" svg:width="24.892cm" svg:height="5.321cm" svg:x="1.524cm" svg:y="0.521cm">
          <draw:text-box>
            <text:p text:style-name="P9"><text:span text:style-name="T6">Grant us wisdom, grant us courage</text:span><text:span text:style-name="T6"><text:line-break/></text:span><text:span text:style-name="T6">For the living of these days,</text:span><text:span text:style-name="T6"><text:line-break/></text:span><text:span text:style-name="T6">For the living of these day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3" draw:text-style-name="P8" draw:layer="layout" svg:width="24.892cm" svg:height="7.011cm" svg:x="1.524cm" svg:y="0.508cm">
          <draw:text-box>
            <text:p text:style-name="P7"><text:span text:style-name="T5">3. </text:span><text:span text:style-name="T6">Cure Your children’s warring madness;</text:span><text:span text:style-name="T6"><text:line-break/></text:span><text:span text:style-name="T6">Bend our pride to Your control;</text:span><text:span text:style-name="T6"><text:line-break/></text:span><text:span text:style-name="T6">Shame our wanton, selfish gladness,</text:span><text:span text:style-name="T6"><text:line-break/></text:span><text:span text:style-name="T6">Rich in things and poor in sou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4" draw:text-style-name="P10" draw:layer="layout" svg:width="24.892cm" svg:height="5.321cm" svg:x="1.524cm" svg:y="0.521cm">
          <draw:text-box>
            <text:p text:style-name="P9"><text:span text:style-name="T6">Grant us wisdom, grant us courage</text:span><text:span text:style-name="T6"><text:line-break/></text:span><text:span text:style-name="T6">Lest we miss Your kingdom’s goal,</text:span><text:span text:style-name="T6"><text:line-break/></text:span><text:span text:style-name="T6">Lest we miss Your kingdom’s goa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>
        <draw:frame draw:style-name="gr3" draw:text-style-name="P11" draw:layer="layout" svg:width="24.638cm" svg:height="7.011cm" svg:x="1.524cm" svg:y="0.508cm">
          <draw:text-box>
            <text:p text:style-name="P5"><text:span text:style-name="T5">4. </text:span><text:span text:style-name="T6">Save us from weak resignation</text:span></text:p>
            <text:p text:style-name="P5"><text:span text:style-name="T6">To the evils we deplore;</text:span></text:p>
            <text:p text:style-name="P5"><text:span text:style-name="T6">Let the gift of Your salvation</text:span></text:p>
            <text:p text:style-name="P5"><text:span text:style-name="T6">Be our glory evermo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>
        <draw:frame draw:style-name="gr5" draw:text-style-name="P14" draw:layer="layout" svg:width="24.892cm" svg:height="9.644cm" svg:x="1.524cm" svg:y="0.508cm">
          <draw:text-box>
            <text:p text:style-name="P12"><text:span text:style-name="T6">Grant us wisdom, grant us courage,</text:span></text:p>
            <text:p text:style-name="P12"><text:span text:style-name="T6">Serving You whom we adore,</text:span></text:p>
            <text:p text:style-name="P12"><text:span text:style-name="T6">Serving You whom we adore.</text:span></text:p>
            <text:p text:style-name="P13"><text:span text:style-name="T7"><text:line-break/></text:span><text:span text:style-name="T8"> </text:span></text:p>
            <text:p text:style-name="P13"><text:span text:style-name="T8"/></text:p>
            <text:p text:style-name="P13"><text:span text:style-name="T9"><text:s text:c="12"/></text:span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7T11:47:35.540000000</meta:creation-date>
    <dc:date>2019-04-25T18:47:11.121000000</dc:date>
    <meta:editing-duration>PT16M17S</meta:editing-duration>
    <meta:editing-cycles>10</meta:editing-cycles>
    <meta:generator>LibreOffice/6.1.5.2$Windows_X86_64 LibreOffice_project/90f8dcf33c87b3705e78202e3df5142b201bd805</meta:generator>
    <meta:document-statistic meta:object-count="48"/>
  </office:meta>
</office:document-meta>
</file>